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justify" style:justify-single-word="false"/>
      <style:text-properties officeooo:rsid="00542c4b" officeooo:paragraph-rsid="00542c4b"/>
    </style:style>
    <style:style style:name="P26" style:family="paragraph" style:parent-style-name="Text_20_body">
      <style:paragraph-properties fo:text-align="center" style:justify-single-word="false"/>
      <style:text-properties officeooo:rsid="00548ddb" officeooo:paragraph-rsid="00548ddb"/>
    </style:style>
    <style:style style:name="P27" style:family="paragraph" style:parent-style-name="Text_20_body">
      <style:paragraph-properties fo:text-align="center" style:justify-single-word="false"/>
      <style:text-properties officeooo:rsid="00587291" officeooo:paragraph-rsid="00587291"/>
    </style:style>
    <style:style style:name="P28" style:family="paragraph" style:parent-style-name="Text_20_body">
      <style:paragraph-properties fo:text-align="center" style:justify-single-word="false"/>
      <style:text-properties officeooo:rsid="005a0902" officeooo:paragraph-rsid="005a0902"/>
    </style:style>
    <style:style style:name="P29" style:family="paragraph" style:parent-style-name="Text_20_body">
      <style:text-properties officeooo:rsid="00612dde" officeooo:paragraph-rsid="00612dde"/>
    </style:style>
    <style:style style:name="P30" style:family="paragraph" style:parent-style-name="Text_20_body">
      <style:paragraph-properties fo:text-align="start" style:justify-single-word="false"/>
      <style:text-properties officeooo:rsid="00612dde" officeooo:paragraph-rsid="00612dde"/>
    </style:style>
    <style:style style:name="P31" style:family="paragraph" style:parent-style-name="Text_20_body">
      <style:paragraph-properties fo:text-align="center" style:justify-single-word="false"/>
      <style:text-properties officeooo:rsid="00612dde" officeooo:paragraph-rsid="00612dde"/>
    </style:style>
    <style:style style:name="P32" style:family="paragraph" style:parent-style-name="Text_20_body">
      <style:text-properties officeooo:paragraph-rsid="00612dde"/>
    </style:style>
    <style:style style:name="P33" style:family="paragraph" style:parent-style-name="Text_20_body">
      <style:paragraph-properties fo:text-align="start" style:justify-single-word="false"/>
      <style:text-properties officeooo:rsid="00627c57" officeooo:paragraph-rsid="00627c57"/>
    </style:style>
    <style:style style:name="P34" style:family="paragraph" style:parent-style-name="Text_20_body">
      <style:paragraph-properties fo:text-align="center" style:justify-single-word="false"/>
      <style:text-properties officeooo:rsid="00627c57" officeooo:paragraph-rsid="00627c57"/>
    </style:style>
    <style:style style:name="P35" style:family="paragraph" style:parent-style-name="Text_20_body">
      <style:paragraph-properties fo:text-align="start" style:justify-single-word="false"/>
      <style:text-properties officeooo:rsid="00645299" officeooo:paragraph-rsid="00645299"/>
    </style:style>
    <style:style style:name="P36" style:family="paragraph" style:parent-style-name="Text_20_body">
      <style:text-properties officeooo:rsid="00645299" officeooo:paragraph-rsid="00645299"/>
    </style:style>
    <style:style style:name="P37" style:family="paragraph" style:parent-style-name="Text_20_body">
      <style:paragraph-properties fo:text-align="center" style:justify-single-word="false"/>
      <style:text-properties officeooo:rsid="00645299" officeooo:paragraph-rsid="00645299"/>
    </style:style>
    <style:style style:name="P38" style:family="paragraph" style:parent-style-name="Text_20_body">
      <style:paragraph-properties fo:text-align="start" style:justify-single-word="false"/>
      <style:text-properties officeooo:rsid="00646679" officeooo:paragraph-rsid="00646679"/>
    </style:style>
    <style:style style:name="P39" style:family="paragraph" style:parent-style-name="Text_20_body">
      <style:paragraph-properties fo:text-align="start" style:justify-single-word="false"/>
      <style:text-properties officeooo:rsid="00654c1f" officeooo:paragraph-rsid="00654c1f"/>
    </style:style>
    <style:style style:name="P40" style:family="paragraph" style:parent-style-name="Text_20_body">
      <style:text-properties officeooo:rsid="00692463" officeooo:paragraph-rsid="00692463"/>
    </style:style>
    <style:style style:name="P41" style:family="paragraph" style:parent-style-name="Text_20_body">
      <style:paragraph-properties fo:text-align="justify" style:justify-single-word="false"/>
      <style:text-properties officeooo:rsid="003094ea" officeooo:paragraph-rsid="003094ea"/>
    </style:style>
    <style:style style:name="P42" style:family="paragraph" style:parent-style-name="Text_20_body">
      <style:paragraph-properties fo:text-align="justify" style:justify-single-word="false"/>
      <style:text-properties officeooo:rsid="00387651" officeooo:paragraph-rsid="00387651"/>
    </style:style>
    <style:style style:name="P43" style:family="paragraph" style:parent-style-name="Text_20_body">
      <style:paragraph-properties fo:text-align="justify" style:justify-single-word="false"/>
      <style:text-properties officeooo:rsid="002c959a" officeooo:paragraph-rsid="002c959a"/>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2c959a"/>
    </style:style>
    <style:style style:name="P46" style:family="paragraph" style:parent-style-name="Text_20_body">
      <style:paragraph-properties fo:text-align="justify" style:justify-single-word="false"/>
      <style:text-properties officeooo:paragraph-rsid="00374f13"/>
    </style:style>
    <style:style style:name="P47" style:family="paragraph" style:parent-style-name="Text_20_body">
      <style:paragraph-properties fo:text-align="center" style:justify-single-word="false"/>
      <style:text-properties officeooo:rsid="0027c19f" officeooo:paragraph-rsid="0027c19f"/>
    </style:style>
    <style:style style:name="P48" style:family="paragraph" style:parent-style-name="Text_20_body">
      <style:paragraph-properties fo:text-align="justify" style:justify-single-word="false"/>
      <style:text-properties officeooo:rsid="002c4a02" officeooo:paragraph-rsid="002c4a02"/>
    </style:style>
    <style:style style:name="P49" style:family="paragraph" style:parent-style-name="Text_20_body">
      <style:paragraph-properties fo:text-align="justify" style:justify-single-word="false"/>
      <style:text-properties officeooo:rsid="002c4a02" officeooo:paragraph-rsid="003071ce"/>
    </style:style>
    <style:style style:name="P50" style:family="paragraph" style:parent-style-name="Text_20_body">
      <style:paragraph-properties fo:text-align="center" style:justify-single-word="false"/>
      <style:text-properties officeooo:rsid="002c4a02" officeooo:paragraph-rsid="002c4a02"/>
    </style:style>
    <style:style style:name="P51" style:family="paragraph" style:parent-style-name="Text_20_body">
      <style:paragraph-properties fo:text-align="justify" style:justify-single-word="false"/>
      <style:text-properties officeooo:rsid="003071ce" officeooo:paragraph-rsid="003071ce"/>
    </style:style>
    <style:style style:name="P52" style:family="paragraph" style:parent-style-name="Text_20_body">
      <style:paragraph-properties fo:text-align="justify" style:justify-single-word="false"/>
      <style:text-properties officeooo:rsid="0033936a" officeooo:paragraph-rsid="0033936a"/>
    </style:style>
    <style:style style:name="P53" style:family="paragraph" style:parent-style-name="Text_20_body">
      <style:paragraph-properties fo:text-align="justify" style:justify-single-word="false"/>
      <style:text-properties officeooo:rsid="00349351" officeooo:paragraph-rsid="00349351"/>
    </style:style>
    <style:style style:name="P54" style:family="paragraph" style:parent-style-name="Text_20_body">
      <style:paragraph-properties fo:text-align="justify" style:justify-single-word="false"/>
      <style:text-properties officeooo:rsid="003c7afb" officeooo:paragraph-rsid="003c7afb"/>
    </style:style>
    <style:style style:name="P55" style:family="paragraph" style:parent-style-name="Text_20_body">
      <style:paragraph-properties fo:text-align="center" style:justify-single-word="false"/>
      <style:text-properties officeooo:rsid="003c7afb" officeooo:paragraph-rsid="003c7afb"/>
    </style:style>
    <style:style style:name="P56" style:family="paragraph" style:parent-style-name="Text_20_body">
      <style:paragraph-properties fo:text-align="justify" style:justify-single-word="false"/>
      <style:text-properties officeooo:rsid="004427b7" officeooo:paragraph-rsid="004427b7"/>
    </style:style>
    <style:style style:name="P57" style:family="paragraph" style:parent-style-name="Text_20_body">
      <style:paragraph-properties fo:text-align="center" style:justify-single-word="false"/>
      <style:text-properties officeooo:rsid="004427b7" officeooo:paragraph-rsid="004427b7"/>
    </style:style>
    <style:style style:name="P58" style:family="paragraph" style:parent-style-name="Text_20_body">
      <style:paragraph-properties fo:text-align="justify" style:justify-single-word="false"/>
      <style:text-properties officeooo:rsid="0046ff7b" officeooo:paragraph-rsid="0046ff7b"/>
    </style:style>
    <style:style style:name="P59" style:family="paragraph" style:parent-style-name="Text_20_body">
      <style:paragraph-properties fo:text-align="center" style:justify-single-word="false"/>
      <style:text-properties officeooo:rsid="0046ff7b" officeooo:paragraph-rsid="0046ff7b"/>
    </style:style>
    <style:style style:name="P60" style:family="paragraph" style:parent-style-name="Text_20_body">
      <style:paragraph-properties fo:text-align="justify" style:justify-single-word="false"/>
      <style:text-properties officeooo:rsid="0047cf2a" officeooo:paragraph-rsid="0047cf2a"/>
    </style:style>
    <style:style style:name="P61" style:family="paragraph" style:parent-style-name="Text_20_body">
      <style:paragraph-properties fo:text-align="justify" style:justify-single-word="false"/>
      <style:text-properties officeooo:rsid="004dce1f" officeooo:paragraph-rsid="004dce1f"/>
    </style:style>
    <style:style style:name="P62" style:family="paragraph" style:parent-style-name="Text_20_body">
      <style:paragraph-properties fo:text-align="center" style:justify-single-word="false"/>
      <style:text-properties officeooo:rsid="004dce1f" officeooo:paragraph-rsid="004dce1f"/>
    </style:style>
    <style:style style:name="P63" style:family="paragraph" style:parent-style-name="Text_20_body">
      <style:paragraph-properties fo:text-align="justify" style:justify-single-word="false"/>
      <style:text-properties officeooo:rsid="004e42c7" officeooo:paragraph-rsid="004e42c7"/>
    </style:style>
    <style:style style:name="P64" style:family="paragraph" style:parent-style-name="Text_20_body">
      <style:paragraph-properties fo:text-align="center" style:justify-single-word="false"/>
      <style:text-properties officeooo:rsid="004e42c7" officeooo:paragraph-rsid="004e42c7"/>
    </style:style>
    <style:style style:name="P65" style:family="paragraph" style:parent-style-name="Text_20_body">
      <style:text-properties officeooo:rsid="006b9b69" officeooo:paragraph-rsid="006b9b69"/>
    </style:style>
    <style:style style:name="P66" style:family="paragraph" style:parent-style-name="Text_20_body">
      <style:text-properties officeooo:rsid="0071c31e" officeooo:paragraph-rsid="007222c8"/>
    </style:style>
    <style:style style:name="P67" style:family="paragraph" style:parent-style-name="Text_20_body">
      <style:paragraph-properties fo:text-align="start" style:justify-single-word="false"/>
      <style:text-properties officeooo:rsid="007222c8" officeooo:paragraph-rsid="007222c8"/>
    </style:style>
    <style:style style:name="P68" style:family="paragraph" style:parent-style-name="Text_20_body">
      <style:text-properties officeooo:rsid="0073f6ce" officeooo:paragraph-rsid="0073f6ce"/>
    </style:style>
    <style:style style:name="P69" style:family="paragraph" style:parent-style-name="Text_20_body">
      <style:text-properties officeooo:rsid="0075c82b" officeooo:paragraph-rsid="0075c82b"/>
    </style:style>
    <style:style style:name="P70"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71"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72" style:family="paragraph" style:parent-style-name="Text_20_body">
      <style:text-properties fo:font-style="normal" officeooo:rsid="0071c31e" officeooo:paragraph-rsid="0071c31e" style:font-style-asian="normal" style:font-style-complex="normal"/>
    </style:style>
    <style:style style:name="P7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74" style:family="paragraph" style:parent-style-name="Text_20_body">
      <style:text-properties officeooo:rsid="0077ad21" officeooo:paragraph-rsid="0077ad21"/>
    </style:style>
    <style:style style:name="P75" style:family="paragraph" style:parent-style-name="Text_20_body">
      <style:text-properties officeooo:rsid="00780275" officeooo:paragraph-rsid="00780275"/>
    </style:style>
    <style:style style:name="P76" style:family="paragraph" style:parent-style-name="Text_20_body">
      <style:text-properties officeooo:rsid="007849c4" officeooo:paragraph-rsid="007849c4"/>
    </style:style>
    <style:style style:name="P77" style:family="paragraph" style:parent-style-name="Text_20_body">
      <style:text-properties officeooo:rsid="0078c2f2" officeooo:paragraph-rsid="0078c2f2"/>
    </style:style>
    <style:style style:name="P78" style:family="paragraph" style:parent-style-name="Standard">
      <style:paragraph-properties fo:break-before="page"/>
      <style:text-properties fo:font-size="10pt" officeooo:paragraph-rsid="000e6075" style:font-size-asian="10pt"/>
    </style:style>
    <style:style style:name="P79" style:family="paragraph" style:parent-style-name="Text_20_body">
      <style:paragraph-properties fo:text-align="justify" style:justify-single-word="false" fo:break-before="page"/>
      <style:text-properties officeooo:rsid="002c959a" officeooo:paragraph-rsid="002c959a"/>
    </style:style>
    <style:style style:name="P80" style:family="paragraph" style:parent-style-name="Text_20_body">
      <style:paragraph-properties fo:break-before="page"/>
      <style:text-properties officeooo:rsid="0077ad21" officeooo:paragraph-rsid="0077ad21"/>
    </style:style>
    <style:style style:name="P81" style:family="paragraph" style:parent-style-name="Standard">
      <style:paragraph-properties fo:margin-top="0in" fo:margin-bottom="0in" loext:contextual-spacing="false" fo:text-align="center" style:justify-single-word="false"/>
      <style:text-properties officeooo:paragraph-rsid="0065b45b"/>
    </style:style>
    <style:style style:name="P82"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83" style:family="paragraph" style:parent-style-name="Table_20_Contents">
      <style:paragraph-properties fo:text-align="center" style:justify-single-word="false"/>
      <style:text-properties style:font-name="Times new roman" fo:font-size="14pt" style:font-size-asian="10.5pt"/>
    </style:style>
    <style:style style:name="P84"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85" style:family="paragraph" style:parent-style-name="Table_20_Contents">
      <style:paragraph-properties fo:text-align="justify" style:justify-single-word="false"/>
      <style:text-properties style:font-name="Times new roman" fo:font-size="14pt" style:font-size-asian="10.5pt"/>
    </style:style>
    <style:style style:name="P86"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87"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88"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89" style:family="paragraph" style:parent-style-name="Таблиця">
      <style:paragraph-properties fo:keep-with-next="always"/>
    </style:style>
    <style:style style:name="P90"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2">
      <style:paragraph-properties fo:text-align="justify" style:justify-single-word="false"/>
      <style:text-properties officeooo:rsid="003094ea" officeooo:paragraph-rsid="003094ea"/>
    </style:style>
    <style:style style:name="P93" style:family="paragraph" style:parent-style-name="Text_20_body" style:list-style-name="L2">
      <style:paragraph-properties fo:text-align="justify" style:justify-single-word="false"/>
      <style:text-properties officeooo:rsid="00327384" officeooo:paragraph-rsid="00327384"/>
    </style:style>
    <style:style style:name="P94" style:family="paragraph" style:parent-style-name="Text_20_body" style:list-style-name="L3">
      <style:paragraph-properties fo:text-align="justify" style:justify-single-word="false"/>
      <style:text-properties officeooo:rsid="00387651" officeooo:paragraph-rsid="00387651"/>
    </style:style>
    <style:style style:name="P95" style:family="paragraph" style:parent-style-name="Text_20_body" style:list-style-name="L4">
      <style:paragraph-properties fo:text-align="justify" style:justify-single-word="false"/>
      <style:text-properties officeooo:rsid="00387651" officeooo:paragraph-rsid="003ad805"/>
    </style:style>
    <style:style style:name="P96" style:family="paragraph" style:parent-style-name="Text_20_body" style:list-style-name="L5">
      <style:paragraph-properties fo:text-align="justify" style:justify-single-word="false"/>
      <style:text-properties officeooo:rsid="002c959a" officeooo:paragraph-rsid="002c959a"/>
    </style:style>
    <style:style style:name="P97" style:family="paragraph" style:parent-style-name="Text_20_body" style:list-style-name="L6"/>
    <style:style style:name="P98" style:family="paragraph" style:parent-style-name="Text_20_body" style:list-style-name="L7">
      <style:text-properties officeooo:rsid="0071c31e" officeooo:paragraph-rsid="0071c31e"/>
    </style:style>
    <style:style style:name="P99"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00" style:family="paragraph" style:parent-style-name="Text_20_body">
      <style:text-properties officeooo:rsid="007e0d24" officeooo:paragraph-rsid="007e0d24"/>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2db63" officeooo:paragraph-rsid="00855fa7"/>
    </style:style>
    <style:style style:name="P103" style:family="paragraph" style:parent-style-name="Text_20_body">
      <style:text-properties officeooo:rsid="00855fa7" officeooo:paragraph-rsid="00855fa7"/>
    </style:style>
    <style:style style:name="P104" style:family="paragraph" style:parent-style-name="Text_20_body">
      <style:text-properties officeooo:rsid="00874478" officeooo:paragraph-rsid="00874478"/>
    </style:style>
    <style:style style:name="P105" style:family="paragraph" style:parent-style-name="Text_20_body">
      <style:text-properties officeooo:rsid="00898b6f" officeooo:paragraph-rsid="00898b6f"/>
    </style:style>
    <style:style style:name="P106" style:family="paragraph" style:parent-style-name="Text_20_body">
      <style:text-properties officeooo:rsid="008d75c1" officeooo:paragraph-rsid="008d75c1"/>
    </style:style>
    <style:style style:name="P107" style:family="paragraph" style:parent-style-name="Text_20_body">
      <style:paragraph-properties fo:break-before="page"/>
      <style:text-properties officeooo:rsid="008d75c1" officeooo:paragraph-rsid="008d75c1"/>
    </style:style>
    <style:style style:name="P108" style:family="paragraph" style:parent-style-name="Heading_20_2">
      <style:paragraph-properties fo:text-align="justify" style:justify-single-word="false"/>
    </style:style>
    <style:style style:name="P109" style:family="paragraph" style:parent-style-name="Heading_20_1" style:list-style-name="">
      <style:paragraph-properties fo:text-align="center" style:justify-single-word="false"/>
    </style:style>
    <style:style style:name="P110" style:family="paragraph" style:parent-style-name="Heading_20_1">
      <style:paragraph-properties fo:break-before="page"/>
    </style:style>
    <style:style style:name="P111" style:family="paragraph" style:parent-style-name="Heading_20_3">
      <style:paragraph-properties fo:text-align="justify" style:justify-single-word="false"/>
    </style:style>
    <style:style style:name="P112" style:family="paragraph" style:parent-style-name="Heading_20_3">
      <style:text-properties officeooo:rsid="007abbf3"/>
    </style:style>
    <style:style style:name="P113" style:family="paragraph" style:parent-style-name="Contents_20_3">
      <style:paragraph-properties>
        <style:tab-stops>
          <style:tab-stop style:position="6.5071in" style:type="right" style:leader-style="dotted" style:leader-text="."/>
        </style:tab-stops>
      </style:paragraph-properties>
    </style:style>
    <style:style style:name="P114" style:family="paragraph" style:parent-style-name="Contents_20_1">
      <style:paragraph-properties>
        <style:tab-stops>
          <style:tab-stop style:position="6.9in" style:type="right" style:leader-style="dotted" style:leader-text="."/>
        </style:tab-stops>
      </style:paragraph-properties>
    </style:style>
    <style:style style:name="P115" style:family="paragraph" style:parent-style-name="Contents_20_2">
      <style:paragraph-properties>
        <style:tab-stops>
          <style:tab-stop style:position="6.7035in" style:type="right" style:leader-style="dotted" style:leader-text="."/>
        </style:tab-stops>
      </style:paragraph-properties>
    </style:style>
    <style:style style:name="P116" style:family="paragraph" style:parent-style-name="Table_20_Contents">
      <style:paragraph-properties fo:text-align="justify" style:justify-single-word="false"/>
      <style:text-properties style:font-name="Times new roman" fo:font-size="14pt" style:font-size-asian="10.5pt"/>
    </style:style>
    <style:style style:name="P117"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118" style:family="paragraph" style:parent-style-name="Table_20_Contents">
      <style:paragraph-properties fo:text-align="justify" style:justify-single-word="false"/>
      <style:text-properties style:font-name="Times new roman" fo:font-size="14pt" officeooo:rsid="008dda8e" officeooo:paragraph-rsid="008dda8e" style:font-size-asian="10.5pt"/>
    </style:style>
    <style:style style:name="P119" style:family="paragraph" style:parent-style-name="Table_20_Heading">
      <style:text-properties style:font-name="Times new roman" fo:font-size="14pt" officeooo:rsid="008dda8e" officeooo:paragraph-rsid="008dda8e" style:font-size-asian="10.5pt"/>
    </style:style>
    <style:style style:name="P120" style:family="paragraph" style:parent-style-name="Таблиця">
      <style:paragraph-properties fo:keep-with-next="always"/>
    </style:style>
    <style:style style:name="P121"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fo:font-style="normal" officeooo:rsid="0089ed4f" style:font-style-asian="normal" style:font-style-complex="normal"/>
    </style:style>
    <style:style style:name="T47" style:family="text">
      <style:text-properties fo:font-style="normal" officeooo:rsid="008dda8e" style:font-style-asian="normal" style:font-style-complex="normal"/>
    </style:style>
    <style:style style:name="T48" style:family="text">
      <style:text-properties fo:font-style="normal" officeooo:rsid="008e8dc4" style:font-style-asian="normal" style:font-style-complex="normal"/>
    </style:style>
    <style:style style:name="T49" style:family="text">
      <style:text-properties officeooo:rsid="006fe831"/>
    </style:style>
    <style:style style:name="T50" style:family="text">
      <style:text-properties officeooo:rsid="0073f6ce"/>
    </style:style>
    <style:style style:name="T51" style:family="text">
      <style:text-properties officeooo:rsid="00762441"/>
    </style:style>
    <style:style style:name="T52" style:family="text">
      <style:text-properties officeooo:rsid="0077ad21"/>
    </style:style>
    <style:style style:name="T53" style:family="text">
      <style:text-properties officeooo:rsid="007abbf3"/>
    </style:style>
    <style:style style:name="T54" style:family="text">
      <style:text-properties officeooo:rsid="007e0d24"/>
    </style:style>
    <style:style style:name="T55" style:family="text">
      <style:text-properties officeooo:rsid="007f9a6d"/>
    </style:style>
    <style:style style:name="T56" style:family="text">
      <style:text-properties officeooo:rsid="00855fa7"/>
    </style:style>
    <style:style style:name="T57" style:family="text">
      <style:text-properties officeooo:rsid="0087447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in" fo:margin-right="0in" fo:margin-top="0in" fo:margin-bottom="0in" style:vertical-pos="from-top" style:horizontal-pos="from-left" style:horizontal-rel="paragraph-content" draw:ole-draw-aspect="1"/>
    </style:style>
    <style:style style:name="fr11" style:family="graphic" style:parent-style-name="Formula">
      <style:graphic-properties fo:margin-left="0in" fo:margin-right="0in" style:wrap="parallel" style:number-wrapped-paragraphs="no-limit" style:wrap-contour="false"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90">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7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14"><text:a xlink:type="simple" xlink:href="#__RefHeading___Toc424_4197087367" text:style-name="Index_20_Link" text:visited-style-name="Index_20_Link">вступ<text:tab/>4</text:a></text:p>
          <text:p text:style-name="P114"><text:a xlink:type="simple" xlink:href="#__RefHeading___Toc426_4197087367" text:style-name="Index_20_Link" text:visited-style-name="Index_20_Link">Розділ 1. Підходи роботи із зображенням<text:tab/>6</text:a></text:p>
          <text:p text:style-name="P115"><text:a xlink:type="simple" xlink:href="#__RefHeading___Toc428_4197087367" text:style-name="Index_20_Link" text:visited-style-name="Index_20_Link">1.1 Розрізнавання зображень<text:tab/>6</text:a></text:p>
          <text:p text:style-name="P113"><text:a xlink:type="simple" xlink:href="#__RefHeading___Toc430_4197087367" text:style-name="Index_20_Link" text:visited-style-name="Index_20_Link">1.1.1 Постановка задачі<text:tab/>6</text:a></text:p>
          <text:p text:style-name="P113"><text:a xlink:type="simple" xlink:href="#__RefHeading___Toc432_4197087367" text:style-name="Index_20_Link" text:visited-style-name="Index_20_Link">1.1.2 Теоретичне підгрунтя роботи із зображенням<text:tab/>6</text:a></text:p>
          <text:p text:style-name="P113"><text:a xlink:type="simple" xlink:href="#__RefHeading___Toc434_4197087367" text:style-name="Index_20_Link" text:visited-style-name="Index_20_Link">1.1.2 Класичні підходи класифікації зображень<text:tab/>6</text:a></text:p>
          <text:p text:style-name="P115"><text:a xlink:type="simple" xlink:href="#__RefHeading___Toc436_4197087367" text:style-name="Index_20_Link" text:visited-style-name="Index_20_Link">1.2 Машинне навчання<text:tab/>7</text:a></text:p>
          <text:p text:style-name="P113"><text:a xlink:type="simple" xlink:href="#__RefHeading___Toc440_4197087367" text:style-name="Index_20_Link" text:visited-style-name="Index_20_Link">1.2.1 Машинне навчання без вчителя<text:tab/>8</text:a></text:p>
          <text:p text:style-name="P113"><text:a xlink:type="simple" xlink:href="#__RefHeading___Toc442_4197087367" text:style-name="Index_20_Link" text:visited-style-name="Index_20_Link">1.2.2 Машинне навчання з вчителем<text:tab/>9</text:a></text:p>
          <text:p text:style-name="P115"><text:a xlink:type="simple" xlink:href="#__RefHeading___Toc3519_4197087367" text:style-name="Index_20_Link" text:visited-style-name="Index_20_Link">1.3 Нейронні мережі<text:tab/>11</text:a></text:p>
          <text:p text:style-name="P113"><text:a xlink:type="simple" xlink:href="#__RefHeading___Toc3521_4197087367" text:style-name="Index_20_Link" text:visited-style-name="Index_20_Link">1.3.1 Основа нейронної мережі<text:tab/>11</text:a></text:p>
          <text:p text:style-name="P113"><text:a xlink:type="simple" xlink:href="#__RefHeading___Toc3523_4197087367" text:style-name="Index_20_Link" text:visited-style-name="Index_20_Link">1.3.2 Багатошаровий персептрон<text:tab/>12</text:a></text:p>
          <text:p text:style-name="P113"><text:a xlink:type="simple" xlink:href="#__RefHeading___Toc3525_4197087367" text:style-name="Index_20_Link" text:visited-style-name="Index_20_Link">1.3.3 Функція активації<text:tab/>12</text:a></text:p>
          <text:p text:style-name="P113"><text:a xlink:type="simple" xlink:href="#__RefHeading___Toc3527_4197087367" text:style-name="Index_20_Link" text:visited-style-name="Index_20_Link">1.3.4 Типові функції активації<text:tab/>13</text:a></text:p>
          <text:p text:style-name="P113"><text:a xlink:type="simple" xlink:href="#__RefHeading___Toc3529_4197087367" text:style-name="Index_20_Link" text:visited-style-name="Index_20_Link">1.3.5 Тренування нейронної мережі<text:tab/>15</text:a></text:p>
          <text:p text:style-name="P113"><text:a xlink:type="simple" xlink:href="#__RefHeading___Toc3531_4197087367" text:style-name="Index_20_Link" text:visited-style-name="Index_20_Link">1.3.6 Методи градієнтного спуску для навчання нейронної мережі<text:tab/>16</text:a></text:p>
          <text:p text:style-name="P114"><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113"><text:a xlink:type="simple" xlink:href="#__RefHeading___Toc3535_4197087367" text:style-name="Index_20_Link" text:visited-style-name="Index_20_Link">2.1.1 Вихід нейронної мережі<text:tab/>18</text:a></text:p>
          <text:p text:style-name="P113"><text:a xlink:type="simple" xlink:href="#__RefHeading___Toc3537_4197087367" text:style-name="Index_20_Link" text:visited-style-name="Index_20_Link">2.1.2 Цільова функція для оптимізації<text:tab/>18</text:a></text:p>
          <text:p text:style-name="P113"><text:a xlink:type="simple" xlink:href="#__RefHeading___Toc3539_4197087367" text:style-name="Index_20_Link" text:visited-style-name="Index_20_Link">2.1.3 Інтерператція результату<text:tab/>19</text:a></text:p>
          <text:p text:style-name="P113"><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113"><text:a xlink:type="simple" xlink:href="#__RefHeading___Toc906_1773508199" text:style-name="Index_20_Link" text:visited-style-name="Index_20_Link">2.3.1 Операція згортки<text:tab/>20</text:a></text:p>
          <text:p text:style-name="P113"><text:a xlink:type="simple" xlink:href="#__RefHeading___Toc908_1773508199" text:style-name="Index_20_Link" text:visited-style-name="Index_20_Link">2.3.2 Згортковий шар нейронної мережі<text:tab/>20</text:a></text:p>
          <text:p text:style-name="P115"><text:a xlink:type="simple" xlink:href="#__RefHeading___Toc1481_3276878097" text:style-name="Index_20_Link" text:visited-style-name="Index_20_Link">2.3 Архітектура згорткової мережі для класифікації зображень<text:tab/>21</text:a></text:p>
          <text:p text:style-name="P113"><text:a xlink:type="simple" xlink:href="#__RefHeading___Toc1483_3276878097" text:style-name="Index_20_Link" text:visited-style-name="Index_20_Link">2.3.1 Використання згорткових шарів<text:tab/>21</text:a></text:p>
          <text:p text:style-name="P113"><text:a xlink:type="simple" xlink:href="#__RefHeading___Toc1485_3276878097" text:style-name="Index_20_Link" text:visited-style-name="Index_20_Link"><text:span text:style-name="T41">2.3.2 </text:span></text:a><text:a xlink:type="simple" xlink:href="#__RefHeading___Toc1485_3276878097" text:style-name="Index_20_Link" text:visited-style-name="Index_20_Link"><text:span text:style-name="T41">P</text:span></text:a><text:a xlink:type="simple" xlink:href="#__RefHeading___Toc1485_3276878097" text:style-name="Index_20_Link" text:visited-style-name="Index_20_Link"><text:span text:style-name="T41">ooling прошарок</text:span></text:a><text:a xlink:type="simple" xlink:href="#__RefHeading___Toc1485_3276878097" text:style-name="Index_20_Link" text:visited-style-name="Index_20_Link"><text:tab/>21</text:a></text:p>
          <text:p text:style-name="P113"><text:soft-page-break/><text:a xlink:type="simple" xlink:href="#__RefHeading___Toc1487_3276878097" text:style-name="Index_20_Link" text:visited-style-name="Index_20_Link">2.3.3 Класифікація результату згортки<text:tab/>22</text:a></text:p>
          <text:p text:style-name="P114"><text:a xlink:type="simple" xlink:href="#__RefHeading___Toc1489_3276878097" text:style-name="Index_20_Link" text:visited-style-name="Index_20_Link">Розділ 3. реалізація та апробація згорткових нейронних мереж<text:tab/>23</text:a></text:p>
          <text:p text:style-name="P115"><text:a xlink:type="simple" xlink:href="#__RefHeading___Toc1491_3276878097" text:style-name="Index_20_Link" text:visited-style-name="Index_20_Link">3.1 Аналіз тренувальної та тестової вибірки<text:tab/>23</text:a></text:p>
          <text:p text:style-name="P113"><text:a xlink:type="simple" xlink:href="#__RefHeading___Toc1493_3276878097" text:style-name="Index_20_Link" text:visited-style-name="Index_20_Link">3.1.1 Джерело даних<text:tab/>23</text:a></text:p>
          <text:p text:style-name="P113"><text:a xlink:type="simple" xlink:href="#__RefHeading___Toc1495_3276878097" text:style-name="Index_20_Link" text:visited-style-name="Index_20_Link">3.1.2 Аналіх даних<text:tab/>23</text:a></text:p>
          <text:p text:style-name="P113"><text:a xlink:type="simple" xlink:href="#__RefHeading___Toc1497_3276878097" text:style-name="Index_20_Link" text:visited-style-name="Index_20_Link">3.2.1 Архітектура мережі<text:tab/>24</text:a></text:p>
        </text:index-body>
      </text:table-of-content>
      <text:p text:style-name="P3"/>
      <text:h text:style-name="P109" text:outline-level="1"/>
      <text:list xml:id="list2118228330" text:style-name="Outline">
        <text:list-item>
          <text:h text:style-name="P110"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328778720" text:style-name="L1">
        <text:list-item>
          <text:list>
            <text:list-item>
              <text:p text:style-name="P91"><text:span text:style-name="T8">К</text:span><text:span text:style-name="T6">ласифікація зображення</text:span></text:p>
            </text:list-item>
            <text:list-item>
              <text:p text:style-name="P91">Пошук відомих об’єктів на зображення</text:p>
            </text:list-item>
            <text:list-item>
              <text:p text:style-name="P91">Сегментація зображення</text:p>
            </text:list-item>
            <text:list-item>
              <text:p text:style-name="P91">Генерація нових зображеньро</text:p>
            </text:list-item>
            <text:list-item>
              <text:p text:style-name="P91">Покращення якості зображення</text:p>
            </text:list-item>
            <text:list-item>
              <text:p text:style-name="P91">Класифікація відео</text:p>
            </text:list-item>
            <text:list-item>
              <text:p text:style-name="P91"><text:soft-page-break/>Локалізація об’єктів на відео в часовому та просторовому вимірах</text:p>
            </text:list-item>
            <text:list-item>
              <text:p text:style-name="P91">Реконструкція тривимірної сцени</text:p>
            </text:list-item>
          </text:list>
        </text:list-item>
      </text:list>
      <text:p text:style-name="P4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44"><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94608034595205" text:continue-list="list2118228330" text:style-name="Outline">
        <text:list-item>
          <text:h text:style-name="P110"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108" text:outline-level="2"><text:bookmark-start text:name="__RefHeading___Toc428_4197087367"/>1.1 <text:span text:style-name="T10">Розрізнавання зображень</text:span><text:bookmark-end text:name="__RefHeading___Toc428_4197087367"/></text:h>
              <text:list>
                <text:list-item>
                  <text:h text:style-name="P111" text:outline-level="3"><text:bookmark-start text:name="__RefHeading___Toc430_4197087367"/>1.1.1 Постановка задачі<text:bookmark-end text:name="__RefHeading___Toc430_4197087367"/></text:h>
                </text:list-item>
              </text:list>
            </text:list-item>
          </text:list>
        </text:list-item>
      </text:list>
      <text:p text:style-name="P44">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94608935057949" text:continue-numbering="true" text:style-name="Outline">
        <text:list-item>
          <text:list>
            <text:list-item>
              <text:list>
                <text:list-item>
                  <text:h text:style-name="P111"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4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47"><draw:frame draw:style-name="fr7"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44">Елементи матриці <draw:frame draw:style-name="fr8"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9"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94608664424384" text:continue-numbering="true" text:style-name="Outline">
        <text:list-item>
          <text:list>
            <text:list-item>
              <text:list>
                <text:list-item>
                  <text:h text:style-name="P111"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44">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44"><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4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194607573968484" text:continue-numbering="true" text:style-name="Outline">
        <text:list-item>
          <text:list>
            <text:list-item>
              <text:h text:style-name="P108" text:outline-level="2"><text:bookmark-start text:name="__RefHeading___Toc436_4197087367"/>1.<text:span text:style-name="T24">2</text:span> <text:s/><text:span text:style-name="T14">Машинне навчання</text:span><text:bookmark-end text:name="__RefHeading___Toc436_4197087367"/></text:h>
            </text:list-item>
          </text:list>
        </text:list-item>
      </text:list>
      <text:p text:style-name="P4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50"><draw:frame draw:style-name="fr7"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48">та анотації цих даних. Під анотаціями слід розуміти бажаний результат роботи алгоритму на наведених вище даних</text:p>
      <text:p text:style-name="P50"><draw:frame draw:style-name="fr7"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48"><text:soft-page-break/>Оскільки вхідні дані — математичні об’єкти, цілком логічно буде побудувати наш алгоритм у вигляді функції від вхідних данних</text:p>
      <text:p text:style-name="P50"><draw:frame draw:style-name="fr7"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48">де <draw:frame draw:style-name="fr9"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50"><draw:frame draw:style-name="fr7"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43">функція <draw:frame draw:style-name="fr9"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9"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44"><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9" draw:name="Object13" text:anchor-type="as-char" svg:y="-0.1728in" svg:width="0.2217in" svg:height="0.2154in" draw:z-index="26"><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94607046372134" text:continue-numbering="true" text:style-name="Outline">
        <text:list-item>
          <text:list>
            <text:list-item>
              <text:list>
                <text:list-item>
                  <text:h text:style-name="P111" text:outline-level="3"><text:bookmark-start text:name="__RefHeading___Toc440_4197087367"/>1.<text:span text:style-name="T24">2</text:span>.<text:span text:style-name="T24">1</text:span> Машинне навчання без вчителя<text:bookmark-end text:name="__RefHeading___Toc440_4197087367"/></text:h>
                </text:list-item>
              </text:list>
            </text:list-item>
          </text:list>
        </text:list-item>
      </text:list>
      <text:p text:style-name="P51">Нехай функція нашої моделі залежить від вхідних даних та внутрішніх параметрів</text:p>
      <text:p text:style-name="P49"><draw:frame draw:style-name="fr7" draw:name="Object12" text:anchor-type="as-char" svg:y="-0.1772in" svg:width="1.0945in" svg:height="0.2319in" draw:z-index="99"><draw:object xlink:href="./Object 12" xlink:type="simple" xlink:show="embed" xlink:actuate="onLoad"/><draw:image xlink:href="./ObjectReplacements/Object 12" xlink:type="simple" xlink:show="embed" xlink:actuate="onLoad"/><svg:desc>formula</svg:desc></draw:frame></text:p>
      <text:p text:style-name="P4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9" draw:name="Object14" text:anchor-type="as-char" svg:y="-0.1728in" svg:width="1.3465in" svg:height="0.2437in" draw:z-index="106"><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682066709" text:style-name="L2">
        <text:list-item>
          <text:p text:style-name="P92">Кластеризація</text:p>
          <text:p text:style-name="P92">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93">Розпінавання аномалій</text:p>
          <text:p text:style-name="P93">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93">Зменшення розмірності</text:p>
          <text:p text:style-name="P93">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5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194606923780960" text:continue-list="list194607046372134" text:style-name="Outline">
        <text:list-item>
          <text:list>
            <text:list-item>
              <text:list>
                <text:list-item>
                  <text:h text:style-name="P111" text:outline-level="3"><text:bookmark-start text:name="__RefHeading___Toc442_4197087367"/>1.<text:span text:style-name="T24">2</text:span>.<text:span text:style-name="T24">2</text:span> Машинне навчання з вчителем<text:bookmark-end text:name="__RefHeading___Toc442_4197087367"/></text:h>
                </text:list-item>
              </text:list>
            </text:list-item>
          </text:list>
        </text:list-item>
      </text:list>
      <text:p text:style-name="P5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79"/>
      <text:p text:style-name="P45"><text:tab/>Існують різномантні вигляди абстрактної функції <draw:frame draw:style-name="fr9"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3342674107" text:style-name="L3">
        <text:list-item>
          <text:p text:style-name="P94">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9"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321598913" text:style-name="L4">
        <text:list-item>
          <text:p text:style-name="P95">Метод опорних векторів</text:p>
        </text:list-item>
      </text:list>
      <text:p text:style-name="P5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3325922671" text:style-name="L5">
        <text:list-item>
          <text:p text:style-name="P96">Дерева рішень</text:p>
        </text:list-item>
      </text:list>
      <text:p text:style-name="P4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94607842164613" text:continue-list="list194606923780960" text:style-name="Outline">
        <text:list-item>
          <text:list>
            <text:list-item>
              <text:h text:style-name="P108" text:outline-level="2"><text:bookmark-start text:name="__RefHeading___Toc3519_4197087367"/>1.3 Нейронні мережі<text:bookmark-end text:name="__RefHeading___Toc3519_4197087367"/></text:h>
              <text:list>
                <text:list-item>
                  <text:h text:style-name="P111" text:outline-level="3"><text:bookmark-start text:name="__RefHeading___Toc3521_4197087367"/>1.3.1 Основа нейронної мережі<text:bookmark-end text:name="__RefHeading___Toc3521_4197087367"/></text:h>
                </text:list-item>
              </text:list>
            </text:list-item>
          </text:list>
        </text:list-item>
      </text:list>
      <text:p text:style-name="P54">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55"><draw:frame draw:style-name="fr7"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56">де <draw:frame draw:style-name="fr9"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9"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9"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9"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7"><draw:frame draw:style-name="fr7"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8">Для зручності обчислень та компактнішої форми нейрона поширене подання вхідних даних у вигляді <draw:frame draw:style-name="fr9"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7"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8">Таким чином формулу нейрона можна подати у вигляді</text:p>
      <text:p text:style-name="P59"><draw:frame draw:style-name="fr7"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8">Цю формулу можна подати з використанням одновимірної дискретної згортки</text:p>
      <text:p text:style-name="P59"><draw:frame draw:style-name="fr7"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8"><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9"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194607563028834" text:continue-numbering="true" text:style-name="Outline">
        <text:list-item>
          <text:list>
            <text:list-item>
              <text:list>
                <text:list-item>
                  <text:h text:style-name="P111" text:outline-level="3"><text:bookmark-start text:name="__RefHeading___Toc3523_4197087367"/>1.3.2 Багатошаровий персептрон<text:bookmark-end text:name="__RefHeading___Toc3523_4197087367"/></text:h>
                </text:list-item>
              </text:list>
            </text:list-item>
          </text:list>
        </text:list-item>
      </text:list>
      <text:p text:style-name="P60"><draw:frame draw:style-name="fr1" draw:name="Frame1" text:anchor-type="paragraph" svg:x="2.6665in" svg:y="0.3646in" svg:width="4.1717in" draw:z-index="11"><draw:text-box fo:min-height="2.2638in"><text:p text:style-name="Рис."><draw:frame draw:style-name="fr5"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194607875569880" text:continue-numbering="true" text:style-name="Outline">
        <text:list-item>
          <text:list>
            <text:list-item>
              <text:list>
                <text:list-item>
                  <text:h text:style-name="P111" text:outline-level="3"><text:bookmark-start text:name="__RefHeading___Toc3525_4197087367"/>1.3.3 Функція активації<text:bookmark-end text:name="__RefHeading___Toc3525_4197087367"/></text:h>
                </text:list-item>
              </text:list>
            </text:list-item>
          </text:list>
        </text:list-item>
      </text:list>
      <text:p text:style-name="P6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9"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62"><draw:frame draw:style-name="fr7"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61">Тепер розглянемо роботу <text:span text:style-name="T29">частини </text:span>двошарового персептрону:</text:p>
      <text:p text:style-name="P62"><draw:frame draw:style-name="fr7"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61"><text:soft-page-break/>Оскільки, функція <draw:frame draw:style-name="fr9"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62"><draw:frame draw:style-name="fr7"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63">Зробимо заміну <draw:frame draw:style-name="fr9"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4"><draw:frame draw:style-name="fr7"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63">Тобто, використання багатошарового персептрону з нелінійною функцією активації еквівалентне використанню одношоравого персептрону.</text:p>
      <text:list xml:id="list194608555804960" text:continue-numbering="true" text:style-name="Outline">
        <text:list-item>
          <text:list>
            <text:list-item>
              <text:list>
                <text:list-item>
                  <text:h text:style-name="P111" text:outline-level="3"><text:bookmark-start text:name="__RefHeading___Toc3527_4197087367"/>1.3.4 Типові функції активації<text:bookmark-end text:name="__RefHeading___Toc3527_4197087367"/></text:h>
                </text:list-item>
              </text:list>
            </text:list-item>
          </text:list>
        </text:list-item>
      </text:list>
      <text:p text:style-name="P44">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89">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88">Функція активації</text:p>
            </table:table-cell>
            <table:table-cell table:style-name="Таблиця.B1" office:value-type="string">
              <text:p text:style-name="P88">Графік</text:p>
            </table:table-cell>
          </table:table-row>
        </table:table-header-rows>
        <table:table-row>
          <table:table-cell table:style-name="Таблиця.A2" office:value-type="string">
            <text:p text:style-name="P84">Порогова функція</text:p>
            <text:p text:style-name="P83"><draw:frame draw:style-name="fr7"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12" draw:style-name="gr1" draw:text-style-name="P121"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84">Сигмоїд</text:p>
            <text:p text:style-name="P83"><draw:frame draw:style-name="fr7"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13" draw:style-name="gr1" draw:text-style-name="P121"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84">Гіперболічний тангенс</text:p>
            <text:p text:style-name="P84"><draw:frame draw:style-name="fr7"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36" draw:style-name="gr1" draw:text-style-name="P121"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84">Випрямляюча функція активації</text:p>
            <text:p text:style-name="P83"><draw:frame draw:style-name="fr7"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2" draw:style-name="gr1" draw:text-style-name="P121"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84">Обернений тангенс</text:p>
            <text:p text:style-name="P83"><draw:frame draw:style-name="fr7"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3" draw:style-name="gr1" draw:text-style-name="P121"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84">Гладкий сигмоїд</text:p>
            <text:p text:style-name="P83"><draw:frame draw:style-name="fr7"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4" draw:style-name="gr1" draw:text-style-name="P121" svg:width="3.1461in" svg:height="2.365in"><draw:image xlink:href="Pictures/10000000000002BC0000020D705A4CCF345EADD6.png" xlink:type="simple" xlink:show="embed" xlink:actuate="onLoad"><text:p/></draw:image></draw:frame></text:p>
          </table:table-cell>
        </table:table-row>
      </table:table>
      <text:list xml:id="list194607966359190"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9"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7"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25">Та множину очікуваних виходів мережі <draw:frame draw:style-name="fr9"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7"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25">Нехай, наша штучна нейронна мережа задана функцією</text:p>
      <text:p text:style-name="P23"><draw:frame draw:style-name="fr7"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25">Завдання тренування мережі полягає у пошуку таких параметрів <draw:frame draw:style-name="fr9"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7"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9"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9"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7"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9" draw:name="Object53" text:anchor-type="as-char" svg:y="-0.1728in" svg:width="0.2217in" svg:height="0.2154in" draw:z-index="107"><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9" draw:name="Object50" text:anchor-type="as-char" svg:y="-0.1728in" svg:width="0.2965in" svg:height="0.261in" draw:z-index="109"><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7"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6"><draw:frame draw:style-name="fr7"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7" draw:name="Object54" text:anchor-type="as-char" svg:y="-0.1772in" svg:width="2.1071in" svg:height="0.2319in" draw:z-index="111"><draw:object xlink:href="./Object 56" xlink:type="simple" xlink:show="embed" xlink:actuate="onLoad"/><draw:image xlink:href="./ObjectReplacements/Object 56" xlink:type="simple" xlink:show="embed" xlink:actuate="onLoad"/><svg:desc>formula</svg:desc></draw:frame></text:p>
      <text:p text:style-name="Text_20_body">де, <draw:frame draw:style-name="fr9"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9"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94607679581518"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9" draw:name="Object57" text:anchor-type="as-char" svg:y="-0.1772in" svg:width="0.4846in" svg:height="0.2319in" draw:z-index="65"><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9" draw:name="Object58" text:anchor-type="as-char" svg:y="-0.1728in" svg:width="0.2457in" svg:height="0.2437in" draw:z-index="66"><draw:object xlink:href="./Object 58" xlink:type="simple" xlink:show="embed" xlink:actuate="onLoad"/><draw:image xlink:href="./ObjectReplacements/Object 58" xlink:type="simple" xlink:show="embed" xlink:actuate="onLoad"/></draw:frame>. Тоді функція <draw:frame draw:style-name="fr9" draw:name="Object59" text:anchor-type="as-char" svg:y="-0.1772in" svg:width="0.4846in" svg:height="0.2319in" draw:z-index="67"><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9" draw:name="Object60" text:anchor-type="as-char" svg:y="-0.1728in" svg:width="0.2457in" svg:height="0.2437in" draw:z-index="68"><draw:object xlink:href="./Object 60" xlink:type="simple" xlink:show="embed" xlink:actuate="onLoad"/><draw:image xlink:href="./ObjectReplacements/Object 60" xlink:type="simple" xlink:show="embed" xlink:actuate="onLoad"/><svg:desc>formula</svg:desc></draw:frame>зміщується в напрямку <draw:frame draw:style-name="fr9" draw:name="Object61" text:anchor-type="as-char" svg:y="-0.1772in" svg:width="0.8457in" svg:height="0.2319in" draw:z-index="69"><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7"><text:soft-page-break/><draw:frame draw:style-name="fr7" draw:name="Object62" text:anchor-type="as-char" svg:y="-0.1772in" svg:width="1.6299in" svg:height="0.248in" draw:z-index="70"><draw:object xlink:href="./Object 62" xlink:type="simple" xlink:show="embed" xlink:actuate="onLoad"/><draw:image xlink:href="./ObjectReplacements/Object 62" xlink:type="simple" xlink:show="embed" xlink:actuate="onLoad"/></draw:frame></text:p>
      <text:p text:style-name="P27"><draw:frame draw:style-name="fr7" draw:name="Object63" text:anchor-type="as-char" svg:y="-0.1728in" svg:width="0.5665in" svg:height="0.2437in" draw:z-index="71"><draw:object xlink:href="./Object 63" xlink:type="simple" xlink:show="embed" xlink:actuate="onLoad"/><draw:image xlink:href="./ObjectReplacements/Object 63" xlink:type="simple" xlink:show="embed" xlink:actuate="onLoad"/></draw:frame></text:p>
      <text:p text:style-name="Text_20_body">при чому, <draw:frame draw:style-name="fr9" draw:name="Object64" text:anchor-type="as-char" svg:y="-0.1008in" svg:width="0.2047in" svg:height="0.1492in" draw:z-index="72"><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7"><draw:frame draw:style-name="fr7" draw:name="Object65" text:anchor-type="as-char" svg:y="-0.1772in" svg:width="1.3071in" svg:height="0.248in" draw:z-index="73"><draw:object xlink:href="./Object 65" xlink:type="simple" xlink:show="embed" xlink:actuate="onLoad"/><draw:image xlink:href="./ObjectReplacements/Object 65" xlink:type="simple" xlink:show="embed" xlink:actuate="onLoad"/></draw:frame></text:p>
      <text:p text:style-name="Text_20_body">А якщо <draw:frame draw:style-name="fr9" draw:name="Object66" text:anchor-type="as-char" svg:y="-0.1728in" svg:width="0.7134in" svg:height="0.2437in" draw:z-index="74"><draw:object xlink:href="./Object 66" xlink:type="simple" xlink:show="embed" xlink:actuate="onLoad"/><draw:image xlink:href="./ObjectReplacements/Object 66" xlink:type="simple" xlink:show="embed" xlink:actuate="onLoad"/></draw:frame>, то</text:p>
      <text:p text:style-name="P28"><draw:frame draw:style-name="fr7" draw:name="Object67" text:anchor-type="as-char" svg:y="-0.1772in" svg:width="1.278in" svg:height="0.248in" draw:z-index="75"><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2971707352" text:style-name="L6">
        <text:list-item>
          <text:p text:style-name="P97">Adam</text:p>
        </text:list-item>
        <text:list-item>
          <text:p text:style-name="P97">Adagrad</text:p>
        </text:list-item>
        <text:list-item>
          <text:p text:style-name="P97">Adadelta</text:p>
        </text:list-item>
        <text:list-item>
          <text:p text:style-name="P97">RMSProp</text:p>
        </text:list-item>
      </text:list>
      <text:list xml:id="list194608181213035" text:continue-list="list194607679581518" text:style-name="Outline">
        <text:list-item>
          <text:h text:style-name="P110"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9">2.1 Нейронні мережі для завдання класифікації</text:p>
      <text:list xml:id="list194607051828847"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2"><text:span text:style-name="T35">Природньо очікувані класи виходу мережі задавати індексами </text:span><text:span text:style-name="T35"><draw:frame draw:style-name="fr9" draw:name="Object68" text:anchor-type="as-char" svg:y="-0.1728in" svg:width="0.728in" svg:height="0.2154in" draw:z-index="76"><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7" draw:name="Object69" text:anchor-type="as-char" svg:y="-0.3756in" svg:width="0.6181in" svg:height="0.7126in" draw:z-index="77"><draw:object xlink:href="./Object 69" xlink:type="simple" xlink:show="embed" xlink:actuate="onLoad"/><draw:image xlink:href="./ObjectReplacements/Object 69" xlink:type="simple" xlink:show="embed" xlink:actuate="onLoad"/></draw:frame></text:p>
      <text:p text:style-name="P3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30"><text:tab/>Зазвичай, в завдання класифікації при унтарному задані бажаних виходів використовується специфічна функція активації — softmax</text:p>
      <text:p text:style-name="P31"><draw:frame draw:style-name="fr7" draw:name="Object70" text:anchor-type="as-char" svg:y="-0.3154in" svg:width="1.1575in" svg:height="0.7972in" draw:z-index="78"><draw:object xlink:href="./Object 70" xlink:type="simple" xlink:show="embed" xlink:actuate="onLoad"/><draw:image xlink:href="./ObjectReplacements/Object 70" xlink:type="simple" xlink:show="embed" xlink:actuate="onLoad"/></draw:frame></text:p>
      <text:p text:style-name="P3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94609033961246"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4"><draw:frame draw:style-name="fr7" draw:name="Object71" text:anchor-type="as-char" svg:y="-0.1984in" svg:width="2.4693in" svg:height="0.3945in" draw:z-index="79"><draw:object xlink:href="./Object 71" xlink:type="simple" xlink:show="embed" xlink:actuate="onLoad"/><draw:image xlink:href="./ObjectReplacements/Object 71" xlink:type="simple" xlink:show="embed" xlink:actuate="onLoad"/></draw:frame></text:p>
      <text:list xml:id="list194608848848754"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6">Під час роботи мережі передбаченням можна вважати клас, індекс якого обчислюється за формулою</text:p>
      <text:p text:style-name="P37"><draw:frame draw:style-name="fr7" draw:name="Object72" text:anchor-type="as-char" svg:y="-0.1772in" svg:width="1.4937in" svg:height="0.2319in" draw:z-index="80"><draw:object xlink:href="./Object 72" xlink:type="simple" xlink:show="embed" xlink:actuate="onLoad"/><draw:image xlink:href="./ObjectReplacements/Object 72" xlink:type="simple" xlink:show="embed" xlink:actuate="onLoad"/></draw:frame></text:p>
      <text:p text:style-name="P35">а рівень впевненості відповідно</text:p>
      <text:p text:style-name="P37"><draw:frame draw:style-name="fr7" draw:name="Object73" text:anchor-type="as-char" svg:y="-0.1772in" svg:width="1.5827in" svg:height="0.2575in" draw:z-index="82"><draw:object xlink:href="./Object 73" xlink:type="simple" xlink:show="embed" xlink:actuate="onLoad"/><draw:image xlink:href="./ObjectReplacements/Object 73" xlink:type="simple" xlink:show="embed" xlink:actuate="onLoad"/></draw:frame></text:p>
      <text:p text:style-name="P35">2.2 Багатошаровий персептрон для класифікаціх зображень</text:p>
      <text:list xml:id="list194608566077536"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8"><draw:frame draw:style-name="fr1" draw:name="Frame2" text:anchor-type="paragraph" svg:x="3.7098in" svg:y="0.1228in" svg:width="3.2134in" draw:z-index="45"><draw:text-box fo:min-height="2.6398in"><text:p text:style-name="Рис."><draw:frame draw:style-name="fr5" draw:name="Image2" text:anchor-type="as-char" svg:width="3.2134in" style:rel-width="100%" svg:height="2.6398in" style:rel-height="scale" draw:z-index="84"><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9"><text:soft-page-break/>2.3 Згорткові нейронні мережі для класифікації зображень</text:p>
      <text:list xml:id="list194608370941013"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6"><draw:text-box fo:min-height="1.9335in"><text:p text:style-name="Рис."><draw:frame draw:style-name="fr5" draw:name="Image3" text:anchor-type="as-char" svg:width="4.4902in" style:rel-width="100%" svg:height="1.9335in" style:rel-height="scale" draw:z-index="113"><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10" draw:name="15" text:anchor-type="as-char" svg:y="-0.1728in" svg:width="0.0925in" svg:height="0.2154in" draw:z-index="85"><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10" draw:name="16" text:anchor-type="as-char" svg:y="-0.1728in" svg:width="0.1598in" svg:height="0.2154in" draw:z-index="86"><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10" draw:name="17" text:anchor-type="as-char" svg:y="-0.0984in" svg:width="0.1283in" svg:height="0.1102in" draw:z-index="87"><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10" draw:name="18" text:anchor-type="as-char" svg:y="-0.1728in" svg:width="0.1217in" svg:height="0.2154in" draw:z-index="88"><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10" draw:name="19" text:anchor-type="as-char" svg:y="-0.1728in" svg:width="0.1598in" svg:height="0.2154in" draw:z-index="89"><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10" draw:name="20" text:anchor-type="as-char" svg:y="-0.0984in" svg:width="0.1283in" svg:height="0.1102in" draw:z-index="90"><draw:object xlink:href="./Object 79" xlink:type="simple" xlink:show="embed" xlink:actuate="onLoad"/><draw:image xlink:href="./ObjectReplacements/Object 79" xlink:type="simple" xlink:show="embed" xlink:actuate="onLoad"/><svg:desc>formula</svg:desc></draw:frame><text:span text:style-name="T3"><text:s/>ядра </text:span><draw:frame draw:style-name="fr10" draw:name="21" text:anchor-type="as-char" svg:y="-0.1728in" svg:width="0.1598in" svg:height="0.2154in" draw:z-index="91"><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10" draw:name="22" text:anchor-type="as-char" svg:y="-0.1728in" svg:width="0.1217in" svg:height="0.2154in" draw:z-index="92"><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81"><draw:frame draw:style-name="fr10" draw:name="23" text:anchor-type="as-char" svg:y="-0.1728in" svg:width="0.7063in" svg:height="0.2154in" draw:z-index="93"><draw:object xlink:href="./Object 82" xlink:type="simple" xlink:show="embed" xlink:actuate="onLoad"/><draw:image xlink:href="./ObjectReplacements/Object 82" xlink:type="simple" xlink:show="embed" xlink:actuate="onLoad"/><svg:desc>formula</svg:desc></draw:frame></text:p>
      <text:p text:style-name="P81"><draw:frame draw:style-name="fr10" draw:name="24" text:anchor-type="as-char" svg:y="-0.2783in" svg:width="2.298in" svg:height="0.4181in" draw:z-index="96"><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1"><draw:frame draw:style-name="fr10" draw:name="25" text:anchor-type="as-char" svg:y="-0.3465in" svg:width="4.189in" svg:height="0.5598in" draw:z-index="97"><draw:object xlink:href="./Object 84" xlink:type="simple" xlink:show="embed" xlink:actuate="onLoad"/><draw:image xlink:href="./ObjectReplacements/Object 84" xlink:type="simple" xlink:show="embed" xlink:actuate="onLoad"/><svg:desc>formula</svg:desc></draw:frame></text:p>
      <text:p text:style-name="P82"/>
      <text:list xml:id="list194607175671173"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4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9" draw:name="Object74" text:anchor-type="as-char" svg:y="-0.1728in" svg:width="0.2374in" svg:height="0.2154in" draw:z-index="105"><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40"><text:soft-page-break/><text:tab/></text:p>
      <text:list xml:id="list194608565245745"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65">Використання згорткови<text:span text:style-name="T49">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9"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0">де </text:span><text:span text:style-name="T40"><draw:frame draw:style-name="fr9"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9"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194608475345243" text:continue-numbering="true" text:style-name="Outline">
        <text:list-item>
          <text:list>
            <text:list-item>
              <text:list>
                <text:list-item>
                  <text:h text:style-name="Heading_20_3" text:outline-level="3"><text:bookmark-start text:name="__RefHeading___Toc1485_3276878097"/><text:span text:style-name="T43">2.3.2 </text:span><text:span text:style-name="T44">P</text:span><text:span text:style-name="T43">ooling прошарок</text:span><text:bookmark-end text:name="__RefHeading___Toc1485_3276878097"/></text:h>
                </text:list-item>
              </text:list>
            </text:list-item>
          </text:list>
        </text:list-item>
      </text:list>
      <text:p text:style-name="P66"><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70"><draw:frame draw:style-name="fr7"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67"><text:span text:style-name="T41">де, </text:span><text:span text:style-name="T41"><draw:frame draw:style-name="fr9"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70"><draw:frame draw:style-name="fr7"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71">Такі прошарки не мають параметрів, які необхідно відшукати в процесі тренування мережі.</text:p>
      <text:list xml:id="list1341567154" text:style-name="L7">
        <text:list-item>
          <text:p text:style-name="P98"><text:span text:style-name="T41">Max-pooling </text:span><text:span text:style-name="T45">п</text:span><text:span text:style-name="T41">рошарок</text:span></text:p>
        </text:list-item>
      </text:list>
      <text:p text:style-name="P72">Результат роботи max-pooling прошарку можна виразити за допомогою формули</text:p>
      <text:p text:style-name="P73"><draw:frame draw:style-name="fr7"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67"><text:span text:style-name="T41">Таким чином, кожна множина елементів заміняється максимальним елементом з </text:span><text:soft-page-break/><text:span text:style-name="T41">цієї множини. </text:span></text:p>
      <text:list xml:id="list1467631092" text:style-name="L8">
        <text:list-item>
          <text:p text:style-name="P99">Average-pooling прошарок</text:p>
        </text:list-item>
      </text:list>
      <text:p text:style-name="P71">Average-pooling прошарок замінює мнодину елементів середнім арефметичним цієї множини</text:p>
      <text:p text:style-name="P70"><draw:frame draw:style-name="fr7"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71">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194608083753506" text:continue-list="list194608475345243"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68"><draw:frame draw:style-name="fr1" draw:name="Frame4" text:anchor-type="paragraph" svg:x="0.028in" svg:y="1.7508in" svg:width="6.9in" draw:z-index="59"><draw:text-box fo:min-height="2.0681in"><text:p text:style-name="Рис."><draw:frame draw:style-name="fr5"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27"><text:line-break/></text:span>Рис. <text:sequence text:ref-name="refРис.3" text:name="Рис." text:formula="ooow:Рис.+1" style:num-format="1">4</text:sequence><text:s/><text:span text:style-name="T50">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9"/>
      <text:list xml:id="list194607392484981" text:continue-numbering="true" text:style-name="Outline">
        <text:list-item>
          <text:h text:style-name="P110" text:outline-level="1"><text:bookmark-start text:name="__RefHeading___Toc1489_3276878097"/>Розділ 3. реалізація та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9">Для апробації алгоритмів використано відкритий набір даних “The German Traffic Sign Recognition Benchmark”. <text:span text:style-name="T51">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194607542898978" text:continue-numbering="true" text:style-name="Outline">
        <text:list-item>
          <text:list>
            <text:list-item>
              <text:list>
                <text:list-item>
                  <text:h text:style-name="Heading_20_3" text:outline-level="3"><draw:frame draw:style-name="fr2" draw:name="Frame5" text:anchor-type="paragraph" svg:width="6.9in" draw:z-index="60"><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27"><text:line-break/></text:span>Рис. <text:sequence text:ref-name="refРис.4" text:name="Рис." text:formula="ooow:Рис.+1" style:num-format="1">5</text:sequence><text:s/><text:span text:style-name="T52">Категорії дорожніх знаків</text:span></text:p></draw:text-box></draw:frame><text:bookmark-start text:name="__RefHeading___Toc1495_3276878097"/>3.1.2 <text:span text:style-name="T52">Аналіх даних</text:span><text:bookmark-end text:name="__RefHeading___Toc1495_3276878097"/></text:h>
                </text:list-item>
              </text:list>
            </text:list-item>
          </text:list>
        </text:list-item>
      </text:list>
      <text:p text:style-name="P74">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0"><draw:frame draw:style-name="fr2" draw:name="Frame6" text:anchor-type="paragraph" svg:width="6.9in" draw:z-index="64"><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27"><text:line-break/></text:span>Рис. <text:sequence text:ref-name="refРис.5" text:name="Рис." text:formula="ooow:Рис.+1" style:num-format="1">6</text:sequence><text:s/><text:span text:style-name="T52">Баланс тренувальної та тестової вибірки</text:span></text:p></draw:text-box></draw:frame><draw:frame draw:style-name="fr3" draw:name="Frame7" text:anchor-type="paragraph" svg:x="0in" svg:y="3.0307in" svg:width="6.9in" draw:z-index="83"><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27"><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5"><draw:frame draw:style-name="fr1" draw:name="Frame8" text:anchor-type="paragraph" svg:x="0.0098in" svg:y="2.4244in" svg:width="6.9in" draw:z-index="98"><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27"><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p text:style-name="P75">3.2 Побудова згорткової штучної нейронної мережі</text:p>
      <text:list xml:id="list194607779663671" text:continue-numbering="true" text:style-name="Outline">
        <text:list-item>
          <text:list>
            <text:list-item>
              <text:list>
                <text:list-item>
                  <text:h text:style-name="Heading_20_3" text:outline-level="3"><text:bookmark-start text:name="__RefHeading___Toc1497_3276878097"/>3.2.1 Архітектура мережі<text:bookmark-end text:name="__RefHeading___Toc1497_3276878097"/></text:h>
                </text:list-item>
              </text:list>
            </text:list-item>
          </text:list>
        </text:list-item>
      </text:list>
      <text:p text:style-name="P77">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53">Також застосована техніка аугментації тренувальних даних. </text:span>Детальна архітектура мережі наведена в таблиці 2.</text:p>
      <text:p text:style-name="P89">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6">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86">Згортковий</text:p>
          </table:table-cell>
          <table:table-cell table:style-name="Table1.A2" office:value-type="string">
            <text:p text:style-name="P87">16 філтрів</text:p>
          </table:table-cell>
          <table:table-cell table:style-name="Table1.A2" office:value-type="string">
            <text:p text:style-name="P87">(60,60,3)</text:p>
          </table:table-cell>
          <table:table-cell table:style-name="Table1.D2" office:value-type="string">
            <text:p text:style-name="P87">(58,58,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8,58,16)</text:p>
          </table:table-cell>
          <table:table-cell table:style-name="Table1.D2" office:value-type="string">
            <text:p text:style-name="P87">(56,56,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6,56,16)</text:p>
          </table:table-cell>
          <table:table-cell table:style-name="Table1.D2" office:value-type="string">
            <text:p text:style-name="P87">(54,54,32)</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54,54,32)</text:p>
          </table:table-cell>
          <table:table-cell table:style-name="Table1.D2" office:value-type="string">
            <text:p text:style-name="P87">(52,52,64)</text:p>
          </table:table-cell>
        </table:table-row>
        <table:table-row>
          <table:table-cell table:style-name="Table1.A2" office:value-type="string">
            <text:p text:style-name="P86">Max-pooling</text:p>
          </table:table-cell>
          <table:table-cell table:style-name="Table1.A2" office:value-type="string">
            <text:p text:style-name="P85">-</text:p>
          </table:table-cell>
          <table:table-cell table:style-name="Table1.A2" office:value-type="string">
            <text:p text:style-name="P87">(52,52,64)</text:p>
          </table:table-cell>
          <table:table-cell table:style-name="Table1.D2" office:value-type="string">
            <text:p text:style-name="P87">(26,26,64)</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26,26,64)</text:p>
          </table:table-cell>
          <table:table-cell table:style-name="Table1.D2" office:value-type="string">
            <text:p text:style-name="P87">(24,24,64)</text:p>
          </table:table-cell>
        </table:table-row>
        <table:table-row>
          <table:table-cell table:style-name="Table1.A2" office:value-type="string">
            <text:p text:style-name="P86">Згортковий</text:p>
          </table:table-cell>
          <table:table-cell table:style-name="Table1.A2" office:value-type="string">
            <text:p text:style-name="P87">128 філтрів</text:p>
          </table:table-cell>
          <table:table-cell table:style-name="Table1.A2" office:value-type="string">
            <text:p text:style-name="P87">(24,24,64)</text:p>
          </table:table-cell>
          <table:table-cell table:style-name="Table1.D2" office:value-type="string">
            <text:p text:style-name="P87">(22,22,128)</text:p>
          </table:table-cell>
        </table:table-row>
        <table:table-row>
          <table:table-cell table:style-name="Table1.A2" office:value-type="string">
            <text:p text:style-name="P86">Згортковий</text:p>
          </table:table-cell>
          <table:table-cell table:style-name="Table1.A2" office:value-type="string">
            <text:p text:style-name="P87">256 філтрів</text:p>
          </table:table-cell>
          <table:table-cell table:style-name="Table1.A2" office:value-type="string">
            <text:p text:style-name="P87">(22,22,128)</text:p>
          </table:table-cell>
          <table:table-cell table:style-name="Table1.D2" office:value-type="string">
            <text:p text:style-name="P87">(20,20,256)</text:p>
          </table:table-cell>
        </table:table-row>
        <table:table-row>
          <table:table-cell table:style-name="Table1.A2" office:value-type="string">
            <text:p text:style-name="P86">Згортковий</text:p>
          </table:table-cell>
          <table:table-cell table:style-name="Table1.A2" office:value-type="string">
            <text:p text:style-name="P87">400 філтрів</text:p>
          </table:table-cell>
          <table:table-cell table:style-name="Table1.A2" office:value-type="string">
            <text:p text:style-name="P87">(20,20,256)</text:p>
          </table:table-cell>
          <table:table-cell table:style-name="Table1.D2" office:value-type="string">
            <text:p text:style-name="P87">(18,18,400)</text:p>
          </table:table-cell>
        </table:table-row>
        <table:table-row>
          <table:table-cell table:style-name="Table1.A2" office:value-type="string">
            <text:p text:style-name="P86">Перетворюючий</text:p>
          </table:table-cell>
          <table:table-cell table:style-name="Table1.A2" office:value-type="string">
            <text:p text:style-name="P85">-</text:p>
          </table:table-cell>
          <table:table-cell table:style-name="Table1.A2" office:value-type="string">
            <text:p text:style-name="P87">(18,18,400)</text:p>
          </table:table-cell>
          <table:table-cell table:style-name="Table1.D2" office:value-type="string">
            <text:p text:style-name="P87">(129600)</text:p>
          </table:table-cell>
        </table:table-row>
        <table:table-row>
          <table:table-cell table:style-name="Table1.A2" office:value-type="string">
            <text:p text:style-name="P86">Щільний</text:p>
          </table:table-cell>
          <table:table-cell table:style-name="Table1.A2" office:value-type="string">
            <text:p text:style-name="P87">256 нейронів</text:p>
          </table:table-cell>
          <table:table-cell table:style-name="Table1.A2" office:value-type="string">
            <text:p text:style-name="P87">(129600)</text:p>
          </table:table-cell>
          <table:table-cell table:style-name="Table1.D2" office:value-type="string">
            <text:p text:style-name="P87">(256)</text:p>
          </table:table-cell>
        </table:table-row>
        <table:table-row>
          <table:table-cell table:style-name="Table1.A2" office:value-type="string">
            <text:p text:style-name="P86">Щільний</text:p>
          </table:table-cell>
          <table:table-cell table:style-name="Table1.A2" office:value-type="string">
            <text:p text:style-name="P87">43 нейрони</text:p>
          </table:table-cell>
          <table:table-cell table:style-name="Table1.A2" office:value-type="string">
            <text:p text:style-name="P87">(256)</text:p>
          </table:table-cell>
          <table:table-cell table:style-name="Table1.D2" office:value-type="string">
            <text:p text:style-name="P87">(43)</text:p>
          </table:table-cell>
        </table:table-row>
        <table:table-row>
          <table:table-cell table:style-name="Table1.A2" office:value-type="string">
            <text:p text:style-name="P87">Вихідний</text:p>
          </table:table-cell>
          <table:table-cell table:style-name="Table1.A2" office:value-type="string">
            <text:p text:style-name="P85"/>
          </table:table-cell>
          <table:table-cell table:style-name="Table1.A2" office:value-type="string">
            <text:p text:style-name="P87">(43)</text:p>
          </table:table-cell>
          <table:table-cell table:style-name="Table1.D2" office:value-type="string">
            <text:p text:style-name="P85">-</text:p>
          </table:table-cell>
        </table:table-row>
      </table:table>
      <text:list xml:id="list194608559576318" text:continue-numbering="true" text:style-name="Outline">
        <text:list-item>
          <text:list>
            <text:list-item>
              <text:list>
                <text:list-item>
                  <text:h text:style-name="P112" text:outline-level="3"/>
                </text:list-item>
                <text:list-item>
                  <text:h text:style-name="Heading_20_3" text:outline-level="3">3.2.2 <text:span text:style-name="T54">Процес тренування та аналіз результатів</text:span></text:h>
                </text:list-item>
              </text:list>
            </text:list-item>
          </text:list>
        </text:list-item>
      </text:list>
      <text:p text:style-name="P100">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55">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55"><draw:frame draw:style-name="fr11"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55"><text:s/>радіан.</text:span></text:p>
      <text:p text:style-name="P100"><text:tab/><text:span text:style-name="T55">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100"><text:soft-page-break/><text:tab/><text:span text:style-name="T55">Усі вхідні хображення були приведені до стандартного розміру </text:span><text:span text:style-name="T55"><draw:frame draw:style-name="fr11"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55"><text:s/>пікселів у висоту та ширину. Такий розмір оптимальний для даної вибірки, оскільки лише мала кількість елементів має розмір більший. Тобто, немєа сенсу оперувати зображеннями більшого розміру, оскільки навряд чи це призведе до покращення результатів нейронної мережі.</text:span></text:p>
      <text:p text:style-name="P100"><text:tab/><text:span text:style-name="T55">Тренування моделі відбувалося протягом 100 епох. Одна епоха — етап тренування, за який усі елементи тренувлаьної вибірки один раз використовуються для оптимізації ваг штучної нейронної мережі.</text:span></text:p>
      <text:p text:style-name="P89">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number-columns-repeated="2"/>
        <table:table-header-rows>
          <table:table-row>
            <table:table-cell table:style-name="Table2.A1" office:value-type="string">
              <text:p text:style-name="P20">Модель</text:p>
            </table:table-cell>
            <table:table-cell table:style-name="Table2.B1" office:value-type="string">
              <text:p text:style-name="P20">Точність</text:p>
            </table:table-cell>
          </table:table-row>
        </table:table-header-rows>
        <table:table-row>
          <table:table-cell table:style-name="Table2.A2" office:value-type="string">
            <text:p text:style-name="P117">Згорткова</text:p>
          </table:table-cell>
          <table:table-cell table:style-name="Table2.B2" office:value-type="string">
            <text:p text:style-name="P117">98.86%</text:p>
          </table:table-cell>
        </table:table-row>
        <table:table-row>
          <table:table-cell table:style-name="Table2.A2" office:value-type="string">
            <text:p text:style-name="P117">Багатошаровий персептрон</text:p>
          </table:table-cell>
          <table:table-cell table:style-name="Table2.B2" office:value-type="string">
            <text:p text:style-name="P117">20.96%</text:p>
          </table:table-cell>
        </table:table-row>
      </table:table>
      <text:p text:style-name="P100"><draw:frame draw:style-name="fr1" draw:name="Frame9" text:anchor-type="paragraph" svg:x="3.4398in" svg:y="0.1984in" svg:width="3.4681in" draw:z-index="117"><draw:text-box fo:min-height="1.7654in"><text:p text:style-name="Рис."><draw:frame draw:style-name="fr6"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27"><text:line-break/></text:span>Рис. <text:sequence text:ref-name="refРис.8" text:name="Рис." text:formula="ooow:Рис.+1" style:num-format="1">9</text:sequence>: Графік зміни значення цільової функції</text:p></draw:text-box></draw:frame></text:p>
      <text:p text:style-name="P102"><text:tab/>Згорткові нейронні мережі дають значно кращий результат в порівнянні з багатошаровим персептроном. В абсолютних велеич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56">Точність тестової і тренувальної вибірки майже ідентичні, що </text:span></text:p>
      <text:p text:style-name="P102"><draw:frame draw:style-name="fr1" draw:name="Frame10" text:anchor-type="paragraph" svg:x="0.011in" svg:y="0.0661in" svg:width="3.4701in" draw:z-index="119"><draw:text-box fo:min-height="1.7701in"><text:p text:style-name="Рис."><draw:frame draw:style-name="fr6"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27"><text:line-break/></text:span>Рис. <text:sequence text:ref-name="refРис.9" text:name="Рис." text:formula="ooow:Рис.+1" style:num-format="1">10</text:sequence><text:s/><text:span text:style-name="T56">Графік зміни точності моделі</text:span></text:p></draw:text-box></draw:frame><text:span text:style-name="T56">свідчить про відсутність перенавчання </text:span></text:p>
      <text:p text:style-name="P103">нейронної мережі. <text:span text:style-name="T57">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57">згорткова нейронна мережа правильно їх класифікувала.</text:span></text:p>
      <text:p text:style-name="P104"><draw:frame draw:style-name="fr2" draw:name="Frame11" text:anchor-type="paragraph" svg:width="6.9in" draw:z-index="121"><draw:text-box fo:min-height="1.7319in"><text:p text:style-name="Рис."><draw:frame draw:style-name="fr6"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27"><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104"><draw:frame draw:style-name="fr2" draw:name="Frame12" text:anchor-type="paragraph" svg:width="6.9in" draw:z-index="123"><draw:text-box fo:min-height="1.7772in"><text:p text:style-name="Рис."><draw:frame draw:style-name="fr6"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27"><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105"><draw:frame draw:style-name="fr2" draw:name="Frame13" text:anchor-type="paragraph" svg:width="6.9in" draw:z-index="125"><draw:text-box fo:min-height="1.7008in"><text:p text:style-name="Рис."><draw:frame draw:style-name="fr6"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27"><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text:soft-page-break/>вбільшості розпізнаються неправильно прокалсифіковані знаки, слід побудувати матрицю неточностей.</text:p>
      <text:p text:style-name="P105"><draw:frame draw:style-name="fr1" draw:name="Frame14" text:anchor-type="paragraph" svg:x="2.5626in" svg:y="0in" svg:width="4.3516in" draw:z-index="127"><draw:text-box fo:min-height="4.439in"><text:p text:style-name="Рис."><draw:frame draw:style-name="fr6"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27"><text:line-break/></text:span>Рис. <text:sequence text:ref-name="refРис.13" text:name="Рис." text:formula="ooow:Рис.+1" style:num-format="1">14</text:sequence>: Матриця неточностей</text:p></draw:text-box></draw:frame><draw:frame draw:style-name="fr4" draw:name="Frame15" text:anchor-type="paragraph" svg:x="-0.0618in" svg:y="5.3807in" svg:width="3.1799in" draw:z-index="130"><draw:text-box fo:min-height="1.222in"><text:p text:style-name="Рис."><draw:frame draw:style-name="fr6"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27"><text:line-break/></text:span>Рис. <text:sequence text:ref-name="refРис.14" text:name="Рис." text:formula="ooow:Рис.+1" style:num-format="1">15</text:sequence>: Подібність двох категорій</text:p></draw:text-box></draw:frame>Елемент матриці <draw:frame draw:style-name="fr11" draw:name="Object85" text:anchor-type="as-char" svg:y="-0.1728in" svg:width="0.3126in" svg:height="0.2437in" draw:z-index="129"><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1">i </text:span><text:span text:style-name="T41">розпізнається</text:span> як елмент категорії <text:span text:style-name="T21">j</text:span><text:span text:style-name="T41">.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6">Справді, ці знаки досить схожі, особливо в малих розбірах зображень. </text:span></text:p>
      <text:p text:style-name="P105"><text:span text:style-name="T46"/></text:p>
      <text:p text:style-name="P105"><text:span text:style-name="T46"/></text:p>
      <text:p text:style-name="P105"><text:span text:style-name="T46"/></text:p>
      <text:p text:style-name="P105"><text:span text:style-name="T46"/></text:p>
      <text:list xml:id="list194607542705816" text:continue-numbering="true" text:style-name="Outline">
        <text:list-item>
          <text:list>
            <text:list-item>
              <text:list>
                <text:list-item>
                  <text:h text:style-name="Heading_20_3" text:outline-level="3"><text:span text:style-name="T46">3.</text:span><text:span text:style-name="T41">2.3 Аналіз натренованої мережі</text:span></text:h>
                </text:list-item>
              </text:list>
            </text:list-item>
          </text:list>
        </text:list-item>
      </text:list>
      <text:p text:style-name="P106"><text:span text:style-name="T41">Існує багато методів репрезентації знань згорткової мережі. Найпростіший сп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47">На рис. </text:span><text:span text:style-name="T48">16-21 зображено результати роботи згорткових шарів.</text:span></text:p>
      <text:p text:style-name="P107"><draw:frame draw:style-name="fr1" draw:name="Frame16" text:anchor-type="paragraph" svg:x="-0.0043in" svg:y="0in" svg:width="6.9in" draw:z-index="132"><draw:text-box fo:min-height="1.1555in"><text:p text:style-name="Рис."><draw:frame draw:style-name="fr6"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27"><text:line-break/></text:span>Рис. <text:sequence text:ref-name="refРис.15" text:name="Рис." text:formula="ooow:Рис.+1" style:num-format="1">16</text:sequence>: Візуалізація згорткового шару №1</text:p></draw:text-box></draw:frame></text:p>
      <text:p text:style-name="P106"><draw:frame draw:style-name="fr2" draw:name="Frame17" text:anchor-type="paragraph" svg:width="6.9in" draw:z-index="134"><draw:text-box fo:min-height="1.0783in"><text:p text:style-name="Рис."><draw:frame draw:style-name="fr6"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27"><text:line-break/></text:span>Рис. <text:sequence text:ref-name="refРис.16" text:name="Рис." text:formula="ooow:Рис.+1" style:num-format="1">17</text:sequence>: Візуалізація згорткового шару №2</text:p></draw:text-box></draw:frame></text:p>
      <text:p text:style-name="P106"><draw:frame draw:style-name="fr2" draw:name="Frame18" text:anchor-type="paragraph" svg:width="6.9in" draw:z-index="136"><draw:text-box fo:min-height="1.0283in"><text:p text:style-name="Рис."><draw:frame draw:style-name="fr6"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27"><text:line-break/></text:span>Рис. <text:sequence text:ref-name="refРис.17" text:name="Рис." text:formula="ooow:Рис.+1" style:num-format="1">18</text:sequence>: Візуалізація згорткового шару №3</text:p></draw:text-box></draw:frame><text:span text:style-name="T46"/></text:p>
      <text:p text:style-name="P106"><draw:frame draw:style-name="fr2" draw:name="Frame19" text:anchor-type="paragraph" svg:width="6.9in" draw:z-index="138"><draw:text-box fo:min-height="1.0409in"><text:p text:style-name="Рис."><draw:frame draw:style-name="fr6"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27"><text:line-break/></text:span>Рис. <text:sequence text:ref-name="refРис.18" text:name="Рис." text:formula="ooow:Рис.+1" style:num-format="1">19</text:sequence>: Візуалізація згорткового шару №4</text:p></draw:text-box></draw:frame><text:span text:style-name="T46"/></text:p>
      <text:p text:style-name="P106"><draw:frame draw:style-name="fr1" draw:name="Frame20" text:anchor-type="paragraph" svg:x="0in" svg:y="0in" svg:width="6.9in" draw:z-index="140"><draw:text-box fo:min-height="1.0366in"><text:p text:style-name="Рис."><draw:frame draw:style-name="fr6"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27"><text:line-break/></text:span>Рис. <text:sequence text:ref-name="refРис.19" text:name="Рис." text:formula="ooow:Рис.+1" style:num-format="1">20</text:sequence>: Візуалізація згорткового шару №5</text:p></draw:text-box></draw:frame><text:span text:style-name="T46"/></text:p>
      <text:p text:style-name="P106"><draw:frame draw:style-name="fr2" draw:name="Frame21" text:anchor-type="paragraph" svg:width="6.9in" draw:z-index="142"><draw:text-box fo:min-height="1.0909in"><text:p text:style-name="Рис."><draw:frame draw:style-name="fr6"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27"><text:line-break/></text:span>Рис. <text:sequence text:ref-name="refРис.20" text:name="Рис." text:formula="ooow:Рис.+1" style:num-format="1">21</text:sequence>: Візуалізація згорткового шару №6</text:p></draw:text-box></draw:frame><text:soft-page-break/><text:span text:style-name="T46"/></text:p>
      <text:p text:style-name="P106"><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0</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5T19:45:18.190487446</dc:date>
    <meta:editing-duration>PT5H56M19S</meta:editing-duration>
    <meta:editing-cycles>76</meta:editing-cycles>
    <meta:generator>LibreOffice/6.0.7.3$Linux_X86_64 LibreOffice_project/00m0$Build-3</meta:generator>
    <meta:document-statistic meta:table-count="3" meta:image-count="21" meta:object-count="96" meta:page-count="30" meta:paragraph-count="350" meta:word-count="3982" meta:character-count="31252" meta:non-whitespace-character-count="27325"/>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